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48" style:family="table">
      <style:table-properties style:width="14.601cm" table:align="margins"/>
    </style:style>
    <style:style style:name="Table48.A" style:family="table-column">
      <style:table-column-properties style:column-width="7.301cm" style:rel-column-width="32767*"/>
    </style:style>
    <style:style style:name="Table48.B" style:family="table-column">
      <style:table-column-properties style:column-width="7.301cm" style:rel-column-width="32768*"/>
    </style:style>
    <style:style style:name="Table48.A1" style:family="table-cell">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able_20_Contents">
      <style:paragraph-properties fo:text-align="start" style:justify-single-word="false"/>
    </style:style>
    <style:style style:name="P5" style:family="paragraph" style:parent-style-name="li1n" style:list-style-name="li1n"/>
    <style:style style:name="P6" style:family="paragraph" style:parent-style-name="li1n">
      <style:paragraph-properties fo:text-align="start" style:justify-single-word="false"/>
    </style:style>
    <style:style style:name="T1" style:family="text"/>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chapter" text:outline-level="1"><text:bookmark-start text:name="chp_title"/>Chapter<text:bookmark-end text:name="chp_title"/></text:h>
      <text:h text:style-name="h1n" text:outline-level="2">Heading</text:h>
      <text:p text:style-name="p">Lorem ipsum dolor sit amet, consectetuer adipiscing elit. Nam placerat congue leo. Nulla facilisi. Vivamus vel lacus. Pellentesque vitae nulla id odio posuere bibendum. Integer rutrum tempus augue. Pellentesque lobortis libero vel odio. Nulla facilisi. Nam malesuada, quam nec varius suscipit, metus elit mattis odio, eu vulputate odio odio a leo. In rutrum elit quis ipsum. </text:p>
      <text:p text:style-name="p">Donec libero est, nonummy a, sodales quis, tempor ac, mauris. Vivamus dui enim, pellentesque at, vestibulum non, feugiat vel, quam. Nam tristique. Etiam fringilla augue ac arcu. Praesent arcu nisl, placerat eu, cursus ac, pretium at, mauris. Mauris turpis. Nam orci dolor, bibendum porta, iaculis ultricies, adipiscing non, metus. Sed dui nisi, vehicula quis, lacinia vitae, tempus vitae, turpis. Etiam lobortis. </text:p>
      <text:h text:style-name="h1n" text:outline-level="2">Heading</text:h>
      <table:table table:name="Table48" table:style-name="Table48">
        <table:table-column table:style-name="Table48.A"/>
        <table:table-column table:style-name="Table48.B"/>
        <table:table-row>
          <table:table-cell table:style-name="Table48.A1" office:value-type="string">
            <text:p text:style-name="P4">A</text:p>
          </table:table-cell>
          <table:table-cell table:style-name="Table48.B1" office:value-type="string">
            <text:p text:style-name="P4">B</text:p>
          </table:table-cell>
        </table:table-row>
        <table:table-row>
          <table:table-cell table:style-name="Table48.A2" office:value-type="string">
            <text:p text:style-name="P4">C</text:p>
          </table:table-cell>
          <table:table-cell table:style-name="Table48.B2" office:value-type="string">
            <text:p text:style-name="P4">B</text:p>
          </table:table-cell>
        </table:table-row>
        <table:table-row>
          <table:table-cell table:style-name="Table48.A2" office:value-type="string">
            <text:p text:style-name="P4">This is a list in a table</text:p>
            <text:list xml:id="list1562667862" text:style-name="li1n">
              <text:list-item>
                <text:p text:style-name="P5">item one</text:p>
              </text:list-item>
              <text:list-item>
                <text:p text:style-name="P5">item two</text:p>
              </text:list-item>
              <text:list-item>
                <text:p text:style-name="P5">item three</text:p>
              </text:list-item>
            </text:list>
          </table:table-cell>
          <table:table-cell table:style-name="Table48.B2" office:value-type="string">
            <text:p text:style-name="p">This module, and those that follow, are structured around a number of focus questions (see below). </text:p>
            <text:list xml:id="list396474410" text:continue-numbering="true" text:style-name="li1n">
              <text:list-item>
                <text:p text:style-name="li1n">By using questions rather </text:p>
              </text:list-item>
            </text:list>
            <text:list xml:id="list284632944" text:style-name="li2a">
              <text:list-item>
                <text:p text:style-name="li2a">than objectives, you can </text:p>
              </text:list-item>
              <text:list-item>
                <text:p text:style-name="li2a">more easily check on yo</text:p>
              </text:list-item>
            </text:list>
            <text:list xml:id="list163782338" text:style-name="li3i">
              <text:list-item>
                <text:p text:style-name="li3i">ur existing knowledge an</text:p>
              </text:list-item>
              <text:list-item>
                <text:p text:style-name="li3i">kkjskjfkjsakfd</text:p>
              </text:list-item>
            </text:list>
            <text:list xml:id="list2128135404" text:continue-list="list284632944" text:style-name="li2a">
              <text:list-item>
                <text:p text:style-name="li2a">sfjsakjfkjdskfj</text:p>
              </text:list-item>
            </text:list>
            <text:list xml:id="list1308593771" text:continue-list="list396474410" text:style-name="li1n">
              <text:list-item>
                <text:p text:style-name="li1n">d assumptions prior to comm</text:p>
              </text:list-item>
              <text:list-item>
                <text:p text:style-name="li1n">encing a module, and then check on your learning once you have completed the prescribed tasks. It is recomme</text:p>
              </text:list-item>
              <text:list-item>
                <text:p text:style-name="li1n">nded that when you have fini</text:p>
              </text:list-item>
            </text:list>
            <text:list xml:id="list1232479798" text:continue-list="list2128135404" text:style-name="li2a">
              <text:list-item text:start-value="1">
                <text:p text:style-name="li2a">shed the work in each mo</text:p>
              </text:list-item>
              <text:list-item>
                <text:p text:style-name="li2a">dule, you go back to the </text:p>
              </text:list-item>
            </text:list>
            <text:list xml:id="list1885189199" text:continue-list="list1308593771" text:style-name="li1n">
              <text:list-item>
                <text:p text:style-name="li1n">Focus Questions and re</text:p>
              </text:list-item>
              <text:list-item>
                <text:p text:style-name="li1n">spond to each of them as </text:p>
              </text:list-item>
              <text:list-item>
                <text:p text:style-name="P6">fully as you can.</text:p>
              </text:list-item>
            </text:list>
          </table:table-cell>
        </table:table-row>
      </table:table>
      <text:p text:style-name="p"/>
      <text:p text:style-name="p">Leave the cursor here when saving.</text:p>
      <text:p text:style-name="p"><text:soft-page-break/>Now view <text:a xlink:type="simple" xlink:href="http://localhost:8000/packages/books/chapters/chp2.htm">Chapter 2</text:a></text:p>
      <text:p text:style-name="p">and the <text:a xlink:type="simple" xlink:href="http://localhost:8000/packages/books/chapters/chp2.htm#bookmarkThis">section 2</text:a> in chapter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xRef-Base" style:family="text"/>
    <style:style style:name="xRef-ChapterText" style:family="text" style:parent-style-name="xRef-Base"/>
    <style:style style:name="xRef-Chapter" style:family="text" style:parent-style-name="xRef-Base"/>
    <style:style style:name="xRef-RefText" style:family="text" style:parent-style-name="xRef-Base"/>
    <style:style style:name="xRef-Ref" style:family="text" style:parent-style-name="xRef-Base"/>
    <style:style style:name="xRef-PageText" style:family="text" style:parent-style-name="xRef-Base"/>
    <style:style style:name="xRef-DirectionText" style:family="text" style:parent-style-name="xRef-Bas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text:start-value="4">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span text:style-name="xRef-Chapter"><text:bookmark-ref text:reference-format="chapter" text:ref-name="chp_title">4</text:bookmark-ref></text:span><text:span text:style-name="xRef-Chapter"> </text:span><text:span text:style-name="xRef-Ref"><text:bookmark-ref text:reference-format="text" text:ref-name="chp_title">Chapter</text:bookmark-ref></text:span></text:p>
            </table:table-cell>
            <table:table-cell table:style-name="BodyFooter.A1" office:value-type="string">
              <text:p text:style-name="MP1"><text:span text:style-name="i-b"><text:page-number text:select-page="current">2</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2</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2</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Chapter 4</text:title></text:p>
            </table:table-cell>
            <table:table-cell table:style-name="Table46.A1" office:value-type="string">
              <text:p text:style-name="MP1"><text:span text:style-name="i-b"><text:page-number text:select-page="current">2</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Chapter 4</dc:title>
    <meta:initial-creator>Daniel de Byl</meta:initial-creator>
    <meta:creation-date>2007-02-05T13:22:46</meta:creation-date>
    <dc:date>2010-05-19T16:44:01</dc:date>
    <dc:language>en-US</dc:language>
    <meta:editing-cycles>16</meta:editing-cycles>
    <meta:editing-duration>PT00H19M15S</meta:editing-duration>
    <dc:creator>Bron Chandler</dc:creator>
    <meta:document-statistic meta:table-count="49" meta:image-count="0" meta:object-count="0" meta:page-count="2" meta:paragraph-count="83" meta:word-count="317" meta:character-count="1642"/>
    <meta:user-defined meta:name="Info 1"/>
    <meta:user-defined meta:name="Info 2"/>
    <meta:user-defined meta:name="Info 3"/>
    <meta:user-defined meta:name="Info 4"/>
    <meta:template xlink:type="simple" xlink:actuate="onRequest" xlink:title="ice-template" xlink:href="../../../templates/ice-template.ott" meta:date="2007-02-05T13:22:4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